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5.94pt" svg:height="517.04pt" svg:x="173.54pt" svg:y="45.16pt">
            <loext:p draw:notify-on-update-of-ranges="Sheet1.B4:Sheet1.B7 Sheet1.C4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36.96+35.33+36.92)/3" office:value-type="float" office:value="36.4033333333333" calcext:value-type="float">
            <text:p>36.4033333333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9]/60" office:value-type="float" office:value="416.666666666667" calcext:value-type="float">
            <text:p>416.6666666667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30]/60" office:value-type="float" office:value="6.94444444444444" calcext:value-type="float">
            <text:p>6.9444444444</text:p>
          </table:table-cell>
        </table:table-row>
      </table:table>
      <table:table table:name="Sheet1_2" table:style-name="ta1">
        <table:shapes>
          <draw:frame draw:z-index="0" draw:style-name="gr1" draw:text-style-name="P1" svg:width="634.11pt" svg:height="392.49pt" svg:x="194.85pt" svg:y="41.22pt">
            <loext:p draw:notify-on-update-of-ranges="Sheet1_2.B4:Sheet1_2.B7 Sheet1_2.C4:Sheet1_2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13.579" calcext:value-type="float">
            <text:p>613.57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3]/6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24]/60" office:value-type="float" office:value="1.66666666666667" calcext:value-type="float">
            <text:p>1.666666666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9]/60" office:value-type="float" office:value="958.333333333333" calcext:value-type="float">
            <text:p>958.3333333333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30]/60" office:value-type="float" office:value="15.9722222222222" calcext:value-type="float">
            <text:p>15.97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05:39:45.250058254</meta:creation-date>
    <dc:date>2016-10-16T06:19:57.955410201</dc:date>
    <meta:editing-duration>PT30M</meta:editing-duration>
    <meta:editing-cycles>4</meta:editing-cycles>
    <meta:generator>LibreOffice/5.1.4.2$Linux_X86_64 LibreOffice_project/10m0$Build-2</meta:generator>
    <meta:document-statistic meta:table-count="2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9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41cm" svg:height="18.241cm" xlink:href=".." xlink:type="simple" chart:class="chart:scatter" chart:style-name="ch1">
        <chart:legend chart:legend-position="end" svg:x="18.981cm" svg:y="8.589cm" style:legend-expansion="high" chart:style-name="ch2"/>
        <chart:plot-area chart:style-name="ch3" table:cell-range-address="Sheet1.B4:Sheet1.C7" svg:x="0.462cm" svg:y="0.364cm" svg:width="18.057cm" svg:height="17.513cm">
          <chartooo:coordinate-region svg:x="1.663cm" svg:y="0.555cm" svg:width="16.38cm" svg:height="16.6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4:Sheet1.C7" chart:class="chart:scatter">
            <chart:domain table:cell-range-address="Sheet1.B4:Sheet1.B7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4:Sheet1.B7</svg:desc>
                </draw:g>
              </table:table-cell>
              <table:table-cell office:value-type="float" office:value="1.9">
                <text:p>1.9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36.4033333333333">
                <text:p>36.40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71cm" svg:height="13.847cm" xlink:href=".." xlink:type="simple" chart:class="chart:scatter" chart:style-name="ch1">
        <chart:legend chart:legend-position="end" svg:x="18.211cm" svg:y="6.392cm" style:legend-expansion="high" chart:style-name="ch2"/>
        <chart:plot-area chart:style-name="ch3" table:cell-range-address="Sheet1_2.B4:Sheet1_2.C7" svg:x="0.447cm" svg:y="0.276cm" svg:width="17.317cm" svg:height="13.295cm">
          <chartooo:coordinate-region svg:x="1.648cm" svg:y="0.467cm" svg:width="15.354cm" svg:height="12.47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4:Sheet1_2.C7" chart:class="chart:scatter">
            <chart:domain table:cell-range-address="Sheet1_2.B4:Sheet1_2.B7"/>
            <chart:regression-curve chart:style-name="ch7"/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_2.B4:Sheet1_2.B7</svg:desc>
                </draw:g>
              </table:table-cell>
              <table:table-cell office:value-type="float" office:value="0.769">
                <text:p>0.769</text:p>
                <draw:g>
                  <svg:desc>Sheet1_2.C4:Sheet1_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13.579">
                <text:p>613.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